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0dca" officeooo:paragraph-rsid="00040dca"/>
    </style:style>
    <style:style style:name="P2" style:family="paragraph" style:parent-style-name="Standard">
      <style:text-properties officeooo:rsid="00054306" officeooo:paragraph-rsid="00054306"/>
    </style:style>
    <style:style style:name="P3" style:family="paragraph" style:parent-style-name="Standard">
      <style:text-properties officeooo:rsid="00087eca" officeooo:paragraph-rsid="00087eca"/>
    </style:style>
    <style:style style:name="P4" style:family="paragraph" style:parent-style-name="Standard">
      <style:text-properties officeooo:rsid="000fde3e" officeooo:paragraph-rsid="000fde3e"/>
    </style:style>
    <style:style style:name="P5" style:family="paragraph" style:parent-style-name="Standard">
      <style:text-properties officeooo:rsid="0016f39b" officeooo:paragraph-rsid="0016f39b"/>
    </style:style>
    <style:style style:name="P6" style:family="paragraph" style:parent-style-name="Standard">
      <style:text-properties officeooo:rsid="001c5e10" officeooo:paragraph-rsid="001c5e10"/>
    </style:style>
    <style:style style:name="P7" style:family="paragraph" style:parent-style-name="Standard">
      <style:text-properties fo:color="#800000" style:font-name="Courier 10 Pitch" fo:font-size="10pt" officeooo:rsid="0016f39b" officeooo:paragraph-rsid="0016f39b" fo:background-color="#dddddd" style:font-size-asian="10pt" style:font-size-complex="10pt"/>
    </style:style>
    <style:style style:name="P8" style:family="paragraph" style:parent-style-name="Standard">
      <style:text-properties fo:color="#800000" style:font-name="Courier 10 Pitch" fo:font-size="10pt" officeooo:rsid="001c5e10" officeooo:paragraph-rsid="001c5e10" fo:background-color="#dddddd" style:font-size-asian="10pt" style:font-size-complex="10pt"/>
    </style:style>
    <style:style style:name="P9" style:family="paragraph" style:parent-style-name="Standard">
      <style:text-properties fo:color="#800000" style:font-name="Courier 10 Pitch" fo:font-size="10pt" officeooo:rsid="0040df51" officeooo:paragraph-rsid="0040df51" style:font-size-asian="10pt" style:font-size-complex="10pt"/>
    </style:style>
    <style:style style:name="P10" style:family="paragraph" style:parent-style-name="Standard">
      <style:text-properties fo:color="#800000" style:font-name="Courier 10 Pitch" fo:font-size="10pt" officeooo:rsid="00419cb0" officeooo:paragraph-rsid="00419cb0" style:font-size-asian="10pt" style:font-size-complex="10pt"/>
    </style:style>
    <style:style style:name="P11" style:family="paragraph" style:parent-style-name="Standard">
      <style:text-properties officeooo:rsid="0027198f" officeooo:paragraph-rsid="0027198f"/>
    </style:style>
    <style:style style:name="P12" style:family="paragraph" style:parent-style-name="Standard">
      <style:text-properties fo:color="#990000" style:font-name="Courier 10 Pitch" fo:font-size="10pt" officeooo:rsid="0045da54" officeooo:paragraph-rsid="0045da54" style:font-size-asian="10pt" style:font-size-complex="10pt"/>
    </style:style>
    <style:style style:name="P13" style:family="paragraph" style:parent-style-name="Standard">
      <style:text-properties officeooo:rsid="0045da54" officeooo:paragraph-rsid="0045da54"/>
    </style:style>
    <style:style style:name="P14" style:family="paragraph" style:parent-style-name="Standard">
      <style:text-properties officeooo:rsid="004c1dc6" officeooo:paragraph-rsid="004c1dc6"/>
    </style:style>
    <style:style style:name="P15" style:family="paragraph" style:parent-style-name="Standard">
      <style:text-properties officeooo:rsid="000fde3e" officeooo:paragraph-rsid="000fde3e"/>
    </style:style>
    <style:style style:name="T1" style:family="text">
      <style:text-properties officeooo:rsid="00067955"/>
    </style:style>
    <style:style style:name="T2" style:family="text">
      <style:text-properties fo:color="#800000"/>
    </style:style>
    <style:style style:name="T3" style:family="text">
      <style:text-properties fo:color="#800000" style:font-name="Courier 10 Pitch" fo:font-size="10pt" style:font-size-asian="10pt" style:font-size-complex="10pt"/>
    </style:style>
    <style:style style:name="T4" style:family="text">
      <style:text-properties fo:color="#800000" style:font-name="Courier 10 Pitch" fo:font-size="10pt" officeooo:rsid="00276dfc" style:font-size-asian="10pt" style:font-size-complex="10pt"/>
    </style:style>
    <style:style style:name="T5" style:family="text">
      <style:text-properties fo:color="#800000" style:font-name="Courier 10 Pitch" fo:font-size="10pt" fo:background-color="#dddddd" loext:char-shading-value="0" style:font-size-asian="10pt" style:font-size-complex="10pt"/>
    </style:style>
    <style:style style:name="T6" style:family="text">
      <style:text-properties fo:color="#800000" style:font-name="Courier 10 Pitch" fo:font-size="10pt" officeooo:rsid="00210a70" fo:background-color="#dddddd" loext:char-shading-value="0" style:font-size-asian="10pt" style:font-size-complex="10pt"/>
    </style:style>
    <style:style style:name="T7" style:family="text">
      <style:text-properties fo:color="#800000" style:font-name="Courier 10 Pitch"/>
    </style:style>
    <style:style style:name="T8" style:family="text">
      <style:text-properties fo:color="#800000" style:font-name="Courier 10 Pitch" fo:font-size="10pt" style:font-size-asian="10pt" style:font-size-complex="10pt"/>
    </style:style>
    <style:style style:name="T9" style:family="text">
      <style:text-properties fo:color="#800000" style:font-name="Courier 10 Pitch" fo:font-size="10pt" officeooo:rsid="004c6342" style:font-size-asian="10pt" style:font-size-complex="10pt"/>
    </style:style>
    <style:style style:name="T10" style:family="text">
      <style:text-properties fo:color="#800000" style:font-name="Courier 10 Pitch" officeooo:rsid="004c6342"/>
    </style:style>
    <style:style style:name="T11" style:family="text">
      <style:text-properties fo:color="#800000" officeooo:rsid="004c6342"/>
    </style:style>
    <style:style style:name="T12" style:family="text">
      <style:text-properties officeooo:rsid="000a1dc7"/>
    </style:style>
    <style:style style:name="T13" style:family="text">
      <style:text-properties fo:font-style="italic" style:font-style-asian="italic" style:font-style-complex="italic"/>
    </style:style>
    <style:style style:name="T14" style:family="text">
      <style:text-properties officeooo:rsid="000cad29"/>
    </style:style>
    <style:style style:name="T15" style:family="text">
      <style:text-properties officeooo:rsid="0012444b"/>
    </style:style>
    <style:style style:name="T16" style:family="text">
      <style:text-properties officeooo:rsid="00210a70"/>
    </style:style>
    <style:style style:name="T17" style:family="text">
      <style:text-properties officeooo:rsid="00276dfc"/>
    </style:style>
    <style:style style:name="T18" style:family="text">
      <style:text-properties officeooo:rsid="0034cc89"/>
    </style:style>
    <style:style style:name="T19" style:family="text">
      <style:text-properties fo:background-color="#ffff00" loext:char-shading-value="0"/>
    </style:style>
    <style:style style:name="T20" style:family="text">
      <style:text-properties fo:color="#990000" fo:background-color="#ffff00" loext:char-shading-value="0"/>
    </style:style>
    <style:style style:name="T21" style:family="text">
      <style:text-properties officeooo:rsid="004c63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r blog app, we need models <text:span text:style-name="T12">aspect</text:span> of MTV framework</text:p>
      <text:p text:style-name="P3"/>
      <text:p text:style-name="P1">In <text:span text:style-name="T3">../blog/models.py</text:span> you create a <text:span text:style-name="T13">class</text:span> with some <text:span text:style-name="T13">attributes</text:span>. </text:p>
      <text:p text:style-name="P1">Each <text:span text:style-name="T13">class</text:span> represents a <text:span text:style-name="T13">table</text:span>, <text:span text:style-name="T14">each </text:span><text:span text:style-name="T13">attribute</text:span> represent <text:span text:style-name="T14">a </text:span><text:span text:style-name="T13">column</text:span> <text:span text:style-name="T14">of table, in the backend database</text:span></text:p>
      <text:p text:style-name="P1"/>
      <text:p text:style-name="P2"><text:a xlink:type="simple" xlink:href="https://docs.djangoproject.com/en/1.11/ref/models/fields/" text:style-name="Internet_20_link" text:visited-style-name="Visited_20_Internet_20_Link"><text:span text:style-name="T1">here</text:span></text:a><text:span text:style-name="T1">, it talks about the column options &amp; column types. Example below,</text:span></text:p>
      <text:p text:style-name="P2"/>
      <text:p text:style-name="P7">class Post(models.Model):</text:p>
      <text:p text:style-name="P7"><text:s text:c="4"/>title = models.CharField(max_length=140)</text:p>
      <text:p text:style-name="P7"><text:s text:c="4"/>body = models.TextField()</text:p>
      <text:p text:style-name="P7"><text:s text:c="4"/>date = models.DateTimeField()</text:p>
      <text:p text:style-name="P7"/>
      <text:p text:style-name="P7"><text:s text:c="4"/>def __str__(self):</text:p>
      <text:p text:style-name="P7"><text:s text:c="8"/>return self.title</text:p>
      <text:p text:style-name="P5"/>
      <text:p text:style-name="P6">where <text:span text:style-name="T16">attribute called </text:span><text:span text:style-name="T6">objects</text:span><text:span text:style-name="T16"> is part of </text:span><text:span text:style-name="T6">Model</text:span><text:span text:style-name="T16">,</text:span></text:p>
      <text:p text:style-name="P6"><text:s/><text:span text:style-name="T5">Model.objects</text:span></text:p>
      <text:p text:style-name="P6"><text:s text:c="4"/>Each non-abstract Model class must have a Manager instance added to it. Django ensures that in your model class you have at least a default Manager specified. If you don’t add your own Manager, Django will add an attribute objects containing default Manager instance. If you add your own Manager instance attribute, the default one does not appear. Consider the following example:</text:p>
      <text:p text:style-name="P6"/>
      <text:p text:style-name="P8"><text:s text:c="4"/>from django.db import models</text:p>
      <text:p text:style-name="P8"/>
      <text:p text:style-name="P8"><text:s text:c="4"/>class Person(models.Model):</text:p>
      <text:p text:style-name="P8"><text:s text:c="8"/># Add manager with another name</text:p>
      <text:p text:style-name="P8"><text:s text:c="8"/>people = models.Manager()</text:p>
      <text:p text:style-name="P6"/>
      <text:p text:style-name="P4">After creating the model <text:span text:style-name="T18">for blog app</text:span>, create view for blog app. <text:span text:style-name="T17">Whenever you create model, you need to perform database migraton. Due to models created in </text:span><text:span text:style-name="T4">models.py</text:span><text:span text:style-name="T17">, Django avoids explicit creation of database schema in the database. Each app has it’s migration, if model is defined for that app. This migration generated has the logic to create database.</text:span></text:p>
      <text:p text:style-name="P9"/>
      <text:p text:style-name="P9"><text:span text:style-name="T20">../mysite$</text:span> python3.6 manage.py makemigrations blog</text:p>
      <text:p text:style-name="P9">Migrations for 'blog':</text:p>
      <text:p text:style-name="P9"><text:s text:c="2"/>0001_initial.py:</text:p>
      <text:p text:style-name="P9"><text:s text:c="6"/>- Create model Post</text:p>
      <text:p text:style-name="P10"><text:span text:style-name="T19">../mysite$</text:span> python3.6 manage.py sqlmigrate blog 0001</text:p>
      <text:p text:style-name="P10">BEGIN;</text:p>
      <text:p text:style-name="P10">--</text:p>
      <text:p text:style-name="P10">-- Create model Post</text:p>
      <text:p text:style-name="P10">--</text:p>
      <text:p text:style-name="P10">CREATE TABLE "blog_post" ("id" integer NOT NULL PRIMARY KEY AUTOINCREMENT, "title" varchar(140) NOT NULL, "body" text NOT NULL, "date" datetime NOT NULL);</text:p>
      <text:p text:style-name="P10"/>
      <text:p text:style-name="P10">COMMIT;</text:p>
      <text:p text:style-name="P12"><text:span text:style-name="T19">mysite$</text:span> python3.6 manage.py migrate</text:p>
      <text:p text:style-name="P12">Operations to perform:</text:p>
      <text:p text:style-name="P12"><text:s text:c="2"/>Apply all migrations: admin, sessions, contenttypes, auth, blog</text:p>
      <text:p text:style-name="P12">Running migrations:</text:p>
      <text:p text:style-name="P12"><text:s text:c="2"/>Rendering model states... DONE</text:p>
      <text:p text:style-name="P12"><text:s text:c="2"/>Applying contenttypes.0001_initial... OK</text:p>
      <text:p text:style-name="P12"><text:s text:c="2"/>Applying auth.0001_initial... OK</text:p>
      <text:p text:style-name="P12"><text:soft-page-break/><text:s text:c="2"/>Applying admin.0001_initial... OK</text:p>
      <text:p text:style-name="P12"><text:s text:c="2"/>Applying admin.0002_logentry_remove_auto_add... OK</text:p>
      <text:p text:style-name="P12"><text:s text:c="2"/>Applying contenttypes.0002_remove_content_type_name... OK</text:p>
      <text:p text:style-name="P12"><text:s text:c="2"/>Applying auth.0002_alter_permission_name_max_length... OK</text:p>
      <text:p text:style-name="P12"><text:s text:c="2"/>Applying auth.0003_alter_user_email_max_length... OK</text:p>
      <text:p text:style-name="P12"><text:s text:c="2"/>Applying auth.0004_alter_user_username_opts... OK</text:p>
      <text:p text:style-name="P12"><text:s text:c="2"/>Applying auth.0005_alter_user_last_login_null... OK</text:p>
      <text:p text:style-name="P12"><text:s text:c="2"/>Applying auth.0006_require_contenttypes_0002... OK</text:p>
      <text:p text:style-name="P12"><text:s text:c="2"/>Applying auth.0007_alter_validators_add_error_messages... OK</text:p>
      <text:p text:style-name="P12"><text:s text:c="2"/>Applying blog.0001_initial... OK</text:p>
      <text:p text:style-name="P12"><text:s text:c="2"/>Applying sessions.0001_initial... OK</text:p>
      <text:p text:style-name="P13"/>
      <text:p text:style-name="P14">If the above migration procedure does not run, then flow will stuck at,</text:p>
      <text:p text:style-name="P14"><text:s text:c="4"/><text:span text:style-name="T3">{% <text:s/>for post in object_list %}</text:span></text:p>
      <text:p text:style-name="P14">in <text:span text:style-name="T3">blog.html</text:span> <text:span text:style-name="T21">as </text:span><text:span text:style-name="T9">object_list</text:span><text:span text:style-name="T21"> cannot bring data from database</text:span></text:p>
      <text:p text:style-name="P14"/>
      <text:p text:style-name="P4"/>
      <text:p text:style-name="P4">Django offers somethi<text:span text:style-name="T15">ng</text:span> called Generic display views, shown <text:a xlink:type="simple" xlink:href="https://docs.djangoproject.com/en/1.11/ref/class-based-views/generic-display/" text:style-name="Internet_20_link" text:visited-style-name="Visited_20_Internet_20_Link">here</text:a>.</text:p>
      <text:p text:style-name="P11">For blog app, we use this generic display view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2:12:03.294590886</meta:creation-date>
    <meta:generator>LibreOffice/5.1.6.2$Linux_X86_64 LibreOffice_project/10m0$Build-2</meta:generator>
    <dc:date>2017-08-30T14:39:27.080678176</dc:date>
    <meta:editing-duration>PT1H16M43S</meta:editing-duration>
    <meta:editing-cycles>42</meta:editing-cycles>
    <meta:document-statistic meta:table-count="0" meta:image-count="0" meta:object-count="0" meta:page-count="2" meta:paragraph-count="52" meta:word-count="362" meta:character-count="2828" meta:non-whitespace-character-count="2421"/>
  </office:meta>
</office:document-meta>
</file>